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fo:font-style="normal" fo:font-weight="normal" officeooo:rsid="0069b0fc" officeooo:paragraph-rsid="006fb5a0" style:font-size-asian="12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style:font-name="Times New Roman" fo:font-size="12pt" fo:font-style="normal" fo:font-weight="normal" officeooo:rsid="0069b0fc" officeooo:paragraph-rsid="007ba418"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Times New Roman" fo:font-size="12pt" fo:font-style="normal" fo:font-weight="normal" officeooo:rsid="0069b0fc" officeooo:paragraph-rsid="0069b0fc"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Times New Roman" fo:font-size="12pt" fo:font-style="normal" fo:font-weight="normal" officeooo:rsid="0069b0fc" officeooo:paragraph-rsid="006e3706"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Times New Roman" fo:font-size="12pt" fo:font-style="normal" fo:font-weight="normal" officeooo:rsid="0069b0fc" officeooo:paragraph-rsid="007ba418"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Times New Roman" fo:font-size="12pt" fo:font-style="normal" fo:font-weight="normal" officeooo:rsid="006fb5a0" officeooo:paragraph-rsid="006fb5a0"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Times New Roman" fo:font-size="12pt" fo:font-style="normal" fo:font-weight="normal" officeooo:rsid="006cd5b9" officeooo:paragraph-rsid="006e3706"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Times New Roman" fo:font-size="12pt" fo:font-style="normal" fo:font-weight="normal" officeooo:rsid="007ba418" officeooo:paragraph-rsid="007ba418" style:font-size-asian="12pt" style:font-style-asian="normal" style:font-weight-asian="normal" style:font-size-complex="12pt" style:font-style-complex="normal" style:font-weight-complex="normal"/>
    </style:style>
    <style:style style:name="P9" style:family="paragraph" style:parent-style-name="Standard">
      <style:paragraph-properties fo:text-align="center" style:justify-single-word="false"/>
      <style:text-properties style:font-name="Times New Roman" fo:font-size="12pt" fo:font-style="normal" officeooo:rsid="001f3fce" officeooo:paragraph-rsid="001c0f8b" style:font-size-asian="12pt" style:font-style-asian="normal" style:font-size-complex="12pt" style:font-style-complex="normal"/>
    </style:style>
    <style:style style:name="P10" style:family="paragraph" style:parent-style-name="Standard">
      <style:paragraph-properties fo:text-align="center" style:justify-single-word="false"/>
      <style:text-properties style:font-name="Times New Roman" fo:font-size="12pt" fo:font-style="normal" officeooo:rsid="001f3fce" officeooo:paragraph-rsid="001f3fce" style:font-size-asian="12pt" style:font-style-asian="normal" style:font-size-complex="12pt" style:font-style-complex="normal"/>
    </style:style>
    <style:style style:name="P11" style:family="paragraph" style:parent-style-name="Standard">
      <style:paragraph-properties fo:text-align="start" style:justify-single-word="false"/>
      <style:text-properties style:font-name="Times New Roman" fo:font-size="12pt" fo:font-style="normal" officeooo:rsid="001f3fce" officeooo:paragraph-rsid="002aca15" style:font-size-asian="12pt" style:font-style-asian="normal" style:font-size-complex="12pt" style:font-style-complex="normal"/>
    </style:style>
    <style:style style:name="P12" style:family="paragraph" style:parent-style-name="Standard">
      <style:paragraph-properties fo:text-align="start" style:justify-single-word="false"/>
      <style:text-properties style:font-name="Times New Roman" fo:font-size="12pt" fo:font-style="normal" officeooo:rsid="00259dcc" officeooo:paragraph-rsid="00259dcc" style:font-size-asian="12pt" style:font-style-asian="normal" style:font-size-complex="12pt" style:font-style-complex="normal"/>
    </style:style>
    <style:style style:name="P13" style:family="paragraph" style:parent-style-name="Standard">
      <style:paragraph-properties fo:text-align="start" style:justify-single-word="false"/>
      <style:text-properties style:font-name="Times New Roman" fo:font-size="12pt" fo:font-style="normal" officeooo:rsid="002b6270" officeooo:paragraph-rsid="002b6270" style:font-size-asian="12pt" style:font-style-asian="normal" style:font-size-complex="12pt" style:font-style-complex="normal"/>
    </style:style>
    <style:style style:name="P14" style:family="paragraph" style:parent-style-name="Standard">
      <style:paragraph-properties fo:text-align="start" style:justify-single-word="false"/>
      <style:text-properties style:font-name="Times New Roman" fo:font-size="12pt" fo:font-style="normal" officeooo:rsid="002b6270" officeooo:paragraph-rsid="007d8ce4" style:font-size-asian="12pt" style:font-style-asian="normal" style:font-size-complex="12pt" style:font-style-complex="normal"/>
    </style:style>
    <style:style style:name="P15" style:family="paragraph" style:parent-style-name="Standard">
      <style:paragraph-properties fo:text-align="center" style:justify-single-word="false"/>
      <style:text-properties style:font-name="Times New Roman" fo:font-size="12pt" fo:font-style="normal" officeooo:rsid="002b6270" officeooo:paragraph-rsid="002b6270" style:font-size-asian="12pt" style:font-style-asian="normal" style:font-size-complex="12pt" style:font-style-complex="normal"/>
    </style:style>
    <style:style style:name="P16" style:family="paragraph" style:parent-style-name="Standard">
      <style:paragraph-properties fo:text-align="start" style:justify-single-word="false"/>
      <style:text-properties style:font-name="Times New Roman" fo:font-size="12pt" fo:font-style="normal" officeooo:rsid="00453031" officeooo:paragraph-rsid="00453031" style:font-size-asian="12pt" style:font-style-asian="normal" style:font-size-complex="12pt" style:font-style-complex="normal"/>
    </style:style>
    <style:style style:name="P17" style:family="paragraph" style:parent-style-name="Standard">
      <style:paragraph-properties fo:text-align="center" style:justify-single-word="false"/>
      <style:text-properties style:font-name="Times New Roman" fo:font-size="12pt" fo:font-style="normal" officeooo:rsid="004c5163" officeooo:paragraph-rsid="004c5163" style:font-size-asian="12pt" style:font-style-asian="normal" style:font-size-complex="12pt" style:font-style-complex="normal"/>
    </style:style>
    <style:style style:name="P18" style:family="paragraph" style:parent-style-name="Standard">
      <style:paragraph-properties fo:text-align="center" style:justify-single-word="false"/>
      <style:text-properties style:font-name="Times New Roman" fo:font-size="12pt" fo:font-style="normal" officeooo:rsid="00240dbc" officeooo:paragraph-rsid="00240dbc" style:font-size-asian="12pt" style:font-style-asian="normal" style:font-size-complex="12pt" style:font-style-complex="normal"/>
    </style:style>
    <style:style style:name="P19"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officeooo:rsid="0069b0fc" officeooo:paragraph-rsid="0069b0fc"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officeooo:rsid="007e7183" officeooo:paragraph-rsid="006e3706"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officeooo:rsid="0060ec55" officeooo:paragraph-rsid="00259dcc" style:font-size-asian="12pt" style:font-style-asian="normal" style:font-size-complex="12pt" style:font-style-complex="normal"/>
    </style:style>
    <style:style style:name="P22" style:family="paragraph" style:parent-style-name="Standard">
      <style:paragraph-properties fo:text-align="center" style:justify-single-word="false"/>
      <style:text-properties style:font-name="Times New Roman" fo:font-size="12pt" fo:font-weight="normal" officeooo:rsid="0051b146" officeooo:paragraph-rsid="0051b146"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style:font-name="Times New Roman" fo:font-size="12pt" fo:font-style="italic" officeooo:rsid="00240dbc" officeooo:paragraph-rsid="00240dbc" style:font-size-asian="12pt" style:font-style-asian="italic" style:font-size-complex="12pt" style:font-style-complex="italic"/>
    </style:style>
    <style:style style:name="P24" style:family="paragraph" style:parent-style-name="Standard">
      <style:paragraph-properties fo:text-align="center" style:justify-single-word="false"/>
      <style:text-properties style:font-name="Times New Roman" fo:font-size="12pt" fo:font-style="italic" officeooo:rsid="002aca15" officeooo:paragraph-rsid="002aca15" style:font-size-asian="12pt" style:font-style-asian="italic" style:font-size-complex="12pt" style:font-style-complex="italic"/>
    </style:style>
    <style:style style:name="P25" style:family="paragraph" style:parent-style-name="Standard">
      <style:paragraph-properties fo:text-align="center" style:justify-single-word="false"/>
      <style:text-properties style:font-name="Times New Roman" fo:font-size="12pt" fo:font-style="italic" officeooo:rsid="00477531" officeooo:paragraph-rsid="00477531" style:font-size-asian="12pt" style:font-style-asian="italic" style:font-size-complex="12pt" style:font-style-complex="italic"/>
    </style:style>
    <style:style style:name="P26" style:family="paragraph" style:parent-style-name="Standard">
      <style:paragraph-properties fo:text-align="center" style:justify-single-word="false"/>
      <style:text-properties style:font-name="Times New Roman" fo:font-size="12pt" fo:font-weight="bold" officeooo:rsid="001c0f8b" officeooo:paragraph-rsid="00213e7d" style:font-size-asian="12pt" style:font-weight-asian="bold" style:font-size-complex="12pt" style:font-weight-complex="bold"/>
    </style:style>
    <style:style style:name="P27" style:family="paragraph" style:parent-style-name="Standard">
      <style:paragraph-properties fo:text-align="center" style:justify-single-word="false"/>
      <style:text-properties style:font-name="Times New Roman" fo:font-size="12pt" fo:font-weight="bold" officeooo:rsid="00710d21" officeooo:paragraph-rsid="00710d21" style:font-size-asian="12pt" style:font-weight-asian="bold" style:font-size-complex="12pt" style:font-weight-complex="bold"/>
    </style:style>
    <style:style style:name="P28" style:family="paragraph" style:parent-style-name="Standard">
      <style:paragraph-properties fo:text-align="start" style:justify-single-word="false"/>
      <style:text-properties officeooo:paragraph-rsid="008766d7"/>
    </style:style>
    <style:style style:name="P29" style:family="paragraph" style:parent-style-name="Standard" style:list-style-name="L2">
      <style:paragraph-properties fo:text-align="start" style:justify-single-word="false"/>
      <style:text-properties officeooo:paragraph-rsid="008766d7"/>
    </style:style>
    <style:style style:name="P30" style:family="paragraph" style:parent-style-name="Standard">
      <style:paragraph-properties fo:text-align="start" style:justify-single-word="false"/>
      <style:text-properties officeooo:paragraph-rsid="00892c6a"/>
    </style:style>
    <style:style style:name="P31" style:family="paragraph" style:parent-style-name="Standard">
      <style:paragraph-properties fo:text-align="start" style:justify-single-word="false"/>
      <style:text-properties style:font-name="Times New Roman" fo:font-size="12pt" fo:font-style="normal" officeooo:rsid="001c0f8b" officeooo:paragraph-rsid="00588a66" style:font-size-asian="12pt" style:font-style-asian="normal" style:font-size-complex="12pt" style:font-style-complex="normal"/>
    </style:style>
    <style:style style:name="P32" style:family="paragraph" style:parent-style-name="Standard">
      <style:paragraph-properties fo:text-align="start" style:justify-single-word="false"/>
      <style:text-properties style:font-name="Times New Roman" fo:font-size="12pt" fo:font-style="normal" officeooo:rsid="001f3fce" officeooo:paragraph-rsid="005658b5" style:font-size-asian="12pt" style:font-style-asian="normal" style:font-size-complex="12pt" style:font-style-complex="normal"/>
    </style:style>
    <style:style style:name="P33" style:family="paragraph" style:parent-style-name="Standard">
      <style:paragraph-properties fo:text-align="start" style:justify-single-word="false"/>
      <style:text-properties style:font-name="Times New Roman" fo:font-size="12pt" fo:font-style="normal" officeooo:rsid="001f3fce" officeooo:paragraph-rsid="004c5163" style:font-size-asian="12pt" style:font-style-asian="normal" style:font-size-complex="12pt" style:font-style-complex="normal"/>
    </style:style>
    <style:style style:name="P34" style:family="paragraph" style:parent-style-name="Standard">
      <style:paragraph-properties fo:text-align="start" style:justify-single-word="false"/>
      <style:text-properties style:font-name="Times New Roman" fo:font-size="12pt" fo:font-style="normal" officeooo:rsid="001f3fce" officeooo:paragraph-rsid="00453031" style:font-size-asian="12pt" style:font-style-asian="normal" style:font-size-complex="12pt" style:font-style-complex="normal"/>
    </style:style>
    <style:style style:name="P35" style:family="paragraph" style:parent-style-name="Standard">
      <style:paragraph-properties fo:text-align="start" style:justify-single-word="false"/>
      <style:text-properties style:font-name="Times New Roman" fo:font-size="12pt" fo:font-style="normal" officeooo:rsid="00864404" officeooo:paragraph-rsid="004c5163" style:font-size-asian="12pt" style:font-style-asian="normal" style:font-size-complex="12pt" style:font-style-complex="normal"/>
    </style:style>
    <style:style style:name="P36" style:family="paragraph" style:parent-style-name="Standard">
      <style:paragraph-properties fo:text-align="center" style:justify-single-word="false"/>
      <style:text-properties style:font-name="Times New Roman" fo:font-size="12pt" fo:font-style="normal" officeooo:rsid="0086455e" officeooo:paragraph-rsid="0086455e" style:font-size-asian="12pt" style:font-style-asian="normal" style:font-size-complex="12pt" style:font-style-complex="normal"/>
    </style:style>
    <style:style style:name="P37" style:family="paragraph" style:parent-style-name="Standard">
      <style:paragraph-properties fo:text-align="start" style:justify-single-word="false"/>
      <style:text-properties style:font-name="Times New Roman" fo:font-size="12pt" fo:font-style="normal" officeooo:rsid="008cf559" officeooo:paragraph-rsid="008cf559" style:font-size-asian="12pt" style:font-style-asian="normal" style:font-size-complex="12pt" style:font-style-complex="normal"/>
    </style:style>
    <style:style style:name="P38" style:family="paragraph" style:parent-style-name="Standard">
      <style:paragraph-properties fo:text-align="center" style:justify-single-word="false"/>
      <style:text-properties style:font-name="Times New Roman" fo:font-size="12pt" fo:font-style="normal" officeooo:rsid="00477531" officeooo:paragraph-rsid="009254a9" style:font-size-asian="12pt" style:font-style-asian="normal" style:font-size-complex="12pt" style:font-style-complex="normal"/>
    </style:style>
    <style:style style:name="P39" style:family="paragraph" style:parent-style-name="Standard">
      <style:paragraph-properties fo:text-align="center" style:justify-single-word="false"/>
      <style:text-properties style:font-name="Times New Roman" fo:font-size="12pt" fo:font-style="normal" fo:font-weight="normal" officeooo:rsid="008766d7" officeooo:paragraph-rsid="008766d7"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Times New Roman" fo:font-size="12pt" fo:font-style="normal" fo:font-weight="normal" officeooo:rsid="00477531" officeooo:paragraph-rsid="004c5163"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Times New Roman" fo:font-size="12pt" fo:font-style="normal" fo:font-weight="normal" officeooo:rsid="00477531" officeooo:paragraph-rsid="009254a9"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center" style:justify-single-word="false"/>
      <style:text-properties style:font-name="Times New Roman" fo:font-size="12pt" fo:font-style="normal" fo:font-weight="normal" officeooo:rsid="00477531" officeooo:paragraph-rsid="00477531"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center" style:justify-single-word="false"/>
      <style:text-properties style:font-name="Times New Roman" fo:font-size="12pt" fo:font-style="italic" officeooo:rsid="0089be04" officeooo:paragraph-rsid="0089be04" style:font-size-asian="12pt" style:font-style-asian="italic" style:font-size-complex="12pt" style:font-style-complex="italic"/>
    </style:style>
    <style:style style:name="P44" style:family="paragraph" style:parent-style-name="Standard">
      <style:paragraph-properties fo:text-align="center" style:justify-single-word="false"/>
      <style:text-properties style:font-name="Times New Roman" fo:font-size="12pt" fo:font-style="italic" officeooo:rsid="00477531" officeooo:paragraph-rsid="009254a9" style:font-size-asian="12pt" style:font-style-asian="italic" style:font-size-complex="12pt" style:font-style-complex="italic"/>
    </style:style>
    <style:style style:name="P45" style:family="paragraph" style:parent-style-name="Standard">
      <style:paragraph-properties fo:text-align="start" style:justify-single-word="false"/>
      <style:text-properties style:font-name="Courier New" fo:font-size="12pt" fo:font-style="normal" officeooo:rsid="0086455e" officeooo:paragraph-rsid="0086455e" style:font-size-asian="12pt" style:font-style-asian="normal" style:font-size-complex="12pt" style:font-style-complex="normal"/>
    </style:style>
    <style:style style:name="P46" style:family="paragraph" style:parent-style-name="Standard">
      <style:paragraph-properties fo:text-align="start" style:justify-single-word="false"/>
      <style:text-properties style:font-name="Courier New" fo:font-size="12pt" fo:font-style="normal" officeooo:rsid="0086455e" officeooo:paragraph-rsid="008766d7" style:font-size-asian="12pt" style:font-style-asian="normal" style:font-size-complex="12pt" style:font-style-complex="normal"/>
    </style:style>
    <style:style style:name="P47" style:family="paragraph" style:parent-style-name="Standard">
      <style:paragraph-properties fo:text-align="start" style:justify-single-word="false"/>
      <style:text-properties style:font-name="Courier New" fo:font-size="12pt" fo:font-style="normal" officeooo:rsid="0086455e" officeooo:paragraph-rsid="00892c6a" style:font-size-asian="12pt" style:font-style-asian="normal" style:font-size-complex="12pt" style:font-style-complex="normal"/>
    </style:style>
    <style:style style:name="P48" style:family="paragraph" style:parent-style-name="Standard">
      <style:paragraph-properties fo:text-align="start" style:justify-single-word="false"/>
      <style:text-properties style:font-name="Courier New" fo:font-size="12pt" fo:font-style="normal" officeooo:rsid="0086455e" officeooo:paragraph-rsid="0089be04" style:font-size-asian="12pt" style:font-style-asian="normal" style:font-size-complex="12pt" style:font-style-complex="normal"/>
    </style:style>
    <style:style style:name="P49" style:family="paragraph" style:parent-style-name="Standard" style:list-style-name="L8">
      <style:paragraph-properties fo:text-align="start" style:justify-single-word="false"/>
      <style:text-properties style:font-name="Courier New" fo:font-size="12pt" fo:font-style="normal" officeooo:rsid="0086455e" officeooo:paragraph-rsid="0086455e" style:font-size-asian="12pt" style:font-style-asian="normal" style:font-size-complex="12pt" style:font-style-complex="normal"/>
    </style:style>
    <style:style style:name="P50" style:family="paragraph" style:parent-style-name="Standard" style:list-style-name="L9">
      <style:paragraph-properties fo:text-align="start" style:justify-single-word="false"/>
      <style:text-properties style:font-name="Courier New" fo:font-size="12pt" fo:font-style="normal" officeooo:rsid="0090aa34" officeooo:paragraph-rsid="0090aa34" style:font-size-asian="12pt" style:font-style-asian="normal" style:font-size-complex="12pt" style:font-style-complex="normal"/>
    </style:style>
    <style:style style:name="P51" style:family="paragraph" style:parent-style-name="Standard">
      <style:paragraph-properties fo:text-align="start" style:justify-single-word="false"/>
      <style:text-properties style:font-name="Courier New" fo:font-size="12pt" fo:font-style="normal" fo:font-weight="normal" officeooo:rsid="0086455e" officeooo:paragraph-rsid="0086455e"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Courier New" fo:font-size="12pt" fo:font-style="normal" style:text-underline-style="solid" style:text-underline-width="auto" style:text-underline-color="font-color" fo:font-weight="normal" officeooo:rsid="0086455e" officeooo:paragraph-rsid="0086455e" style:font-size-asian="12pt" style:font-style-asian="normal" style:font-weight-asian="normal" style:font-size-complex="12pt" style:font-style-complex="normal" style:font-weight-complex="normal"/>
    </style:style>
    <style:style style:name="P53" style:family="paragraph" style:parent-style-name="Standard" style:list-style-name="L2">
      <style:paragraph-properties fo:text-align="start" style:justify-single-word="false"/>
      <style:text-properties officeooo:rsid="008766d7" officeooo:paragraph-rsid="008766d7"/>
    </style:style>
    <style:style style:name="P54" style:family="paragraph" style:parent-style-name="Standard" style:list-style-name="L5">
      <style:paragraph-properties fo:text-align="start" style:justify-single-word="false"/>
      <style:text-properties officeooo:rsid="008766d7" officeooo:paragraph-rsid="008766d7"/>
    </style:style>
    <style:style style:name="P55" style:family="paragraph" style:parent-style-name="Standard">
      <style:paragraph-properties fo:text-align="start" style:justify-single-word="false"/>
      <style:text-properties officeooo:rsid="008766d7" officeooo:paragraph-rsid="008766d7"/>
    </style:style>
    <style:style style:name="P56" style:family="paragraph" style:parent-style-name="Standard" style:list-style-name="L5">
      <style:paragraph-properties fo:text-align="start" style:justify-single-word="false"/>
      <style:text-properties fo:font-weight="bold" officeooo:paragraph-rsid="008766d7" style:font-weight-asian="bold" style:font-weight-complex="bold"/>
    </style:style>
    <style:style style:name="P57" style:family="paragraph" style:parent-style-name="Standard" style:list-style-name="L6">
      <style:paragraph-properties fo:text-align="start" style:justify-single-word="false"/>
      <style:text-properties fo:font-weight="bold" officeooo:paragraph-rsid="00892c6a" style:font-weight-asian="bold" style:font-weight-complex="bold"/>
    </style:style>
    <style:style style:name="P58" style:family="paragraph" style:parent-style-name="Standard" style:list-style-name="L7">
      <style:paragraph-properties fo:text-align="start" style:justify-single-word="false"/>
      <style:text-properties fo:font-weight="bold" officeooo:rsid="0089be04" officeooo:paragraph-rsid="0089be04" style:font-weight-asian="bold" style:font-weight-complex="bold"/>
    </style:style>
    <style:style style:name="T1" style:family="text">
      <style:text-properties fo:font-weight="normal" officeooo:rsid="0022848d" style:font-weight-asian="normal" style:font-weight-complex="normal"/>
    </style:style>
    <style:style style:name="T2" style:family="text">
      <style:text-properties fo:font-weight="normal" officeooo:rsid="00477531" style:font-weight-asian="normal" style:font-weight-complex="normal"/>
    </style:style>
    <style:style style:name="T3" style:family="text">
      <style:text-properties fo:font-weight="normal" officeooo:rsid="006d4b91" style:font-weight-asian="normal" style:font-weight-complex="normal"/>
    </style:style>
    <style:style style:name="T4" style:family="text">
      <style:text-properties fo:font-weight="normal" officeooo:rsid="00845fb8" style:font-weight-asian="normal" style:font-weight-complex="normal"/>
    </style:style>
    <style:style style:name="T5" style:family="text">
      <style:text-properties officeooo:rsid="00265a97"/>
    </style:style>
    <style:style style:name="T6" style:family="text">
      <style:text-properties officeooo:rsid="002b6270"/>
    </style:style>
    <style:style style:name="T7" style:family="text">
      <style:text-properties fo:font-style="italic" officeooo:rsid="002f753f" style:font-style-asian="italic" style:font-style-complex="italic"/>
    </style:style>
    <style:style style:name="T8" style:family="text">
      <style:text-properties fo:font-style="italic" officeooo:rsid="006e3706" style:font-style-asian="italic" style:font-style-complex="italic"/>
    </style:style>
    <style:style style:name="T9" style:family="text">
      <style:text-properties officeooo:rsid="002f753f"/>
    </style:style>
    <style:style style:name="T10" style:family="text">
      <style:text-properties officeooo:rsid="004922e2"/>
    </style:style>
    <style:style style:name="T11" style:family="text">
      <style:text-properties officeooo:rsid="004c5163"/>
    </style:style>
    <style:style style:name="T12" style:family="text">
      <style:text-properties style:text-position="super 58%" officeooo:rsid="004c5163"/>
    </style:style>
    <style:style style:name="T13" style:family="text">
      <style:text-properties style:text-position="0% 100%"/>
    </style:style>
    <style:style style:name="T14" style:family="text">
      <style:text-properties style:text-position="0% 100%" officeooo:rsid="006fb5a0"/>
    </style:style>
    <style:style style:name="T15" style:family="text">
      <style:text-properties style:text-position="0% 100%" officeooo:rsid="007ba418"/>
    </style:style>
    <style:style style:name="T16" style:family="text">
      <style:text-properties officeooo:rsid="0060ec55"/>
    </style:style>
    <style:style style:name="T17" style:family="text">
      <style:text-properties officeooo:rsid="00654aef"/>
    </style:style>
    <style:style style:name="T18" style:family="text">
      <style:text-properties officeooo:rsid="006a0484"/>
    </style:style>
    <style:style style:name="T19" style:family="text">
      <style:text-properties officeooo:rsid="006e3706"/>
    </style:style>
    <style:style style:name="T20" style:family="text">
      <style:text-properties officeooo:rsid="006fb5a0"/>
    </style:style>
    <style:style style:name="T21" style:family="text">
      <style:text-properties style:text-position="sub 58%" officeooo:rsid="006fb5a0"/>
    </style:style>
    <style:style style:name="T22" style:family="text">
      <style:text-properties officeooo:rsid="007995d7"/>
    </style:style>
    <style:style style:name="T23" style:family="text">
      <style:text-properties officeooo:rsid="007d8ce4"/>
    </style:style>
    <style:style style:name="T24" style:family="text">
      <style:text-properties officeooo:rsid="00800a0c"/>
    </style:style>
    <style:style style:name="T25" style:family="text">
      <style:text-properties fo:font-weight="bold" style:font-weight-asian="bold" style:font-weight-complex="bold"/>
    </style:style>
    <style:style style:name="T26" style:family="text">
      <style:text-properties style:font-name="Courier New" fo:font-size="12pt" fo:font-style="normal" style:font-size-asian="12pt" style:font-style-asian="normal" style:font-size-complex="12pt" style:font-style-complex="normal"/>
    </style:style>
    <style:style style:name="T27" style:family="text">
      <style:text-properties style:font-name="Courier New" fo:font-size="12pt" fo:font-style="normal" officeooo:rsid="008766d7" style:font-size-asian="12pt" style:font-style-asian="normal" style:font-size-complex="12pt" style:font-style-complex="normal"/>
    </style:style>
    <style:style style:name="T28" style:family="text">
      <style:text-properties style:font-name="Courier New" fo:font-size="12pt" fo:font-style="normal" officeooo:rsid="0086455e" style:font-size-asian="12pt" style:font-style-asian="normal" style:font-size-complex="12pt" style:font-style-complex="normal"/>
    </style:style>
    <style:style style:name="T29" style:family="text">
      <style:text-properties style:font-name="Courier New" fo:font-size="12pt" fo:font-style="normal" officeooo:rsid="00868d35" style:font-size-asian="12pt" style:font-style-asian="normal" style:font-size-complex="12pt" style:font-style-complex="normal"/>
    </style:style>
    <style:style style:name="T30" style:family="text">
      <style:text-properties style:font-name="Courier New" fo:font-size="12pt" fo:font-style="normal" officeooo:rsid="0089be04" style:font-size-asian="12pt" style:font-style-asian="normal" style:font-size-complex="12pt" style:font-style-complex="normal"/>
    </style:style>
    <style:style style:name="T31" style:family="text">
      <style:text-properties style:font-name="Courier New" fo:font-size="12pt" fo:font-style="normal" officeooo:rsid="008cf559" style:font-size-asian="12pt" style:font-style-asian="normal" style:font-size-complex="12pt" style:font-style-complex="normal"/>
    </style:style>
    <style:style style:name="T32" style:family="text">
      <style:text-properties style:font-name="Courier New" fo:font-size="12pt" fo:font-style="normal" officeooo:rsid="008e15e5" style:font-size-asian="12pt" style:font-style-asian="normal" style:font-size-complex="12pt" style:font-style-complex="normal"/>
    </style:style>
    <style:style style:name="T33" style:family="text">
      <style:text-properties style:font-name="Courier New" fo:font-size="12pt" fo:font-style="normal" officeooo:rsid="0090aa34" style:font-size-asian="12pt" style:font-style-asian="normal" style:font-size-complex="12pt" style:font-style-complex="normal"/>
    </style:style>
    <style:style style:name="T34" style:family="text">
      <style:text-properties officeooo:rsid="0089be04"/>
    </style:style>
    <style:style style:name="T35" style:family="text">
      <style:text-properties officeooo:rsid="00917813"/>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957in" fo:text-indent="-0.25in" fo:margin-left="0.59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57in" fo:text-indent="-0.25in" fo:margin-left="0.84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57in" fo:text-indent="-0.25in" fo:margin-left="1.09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57in" fo:text-indent="-0.25in" fo:margin-left="1.34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57in" fo:text-indent="-0.25in" fo:margin-left="1.59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57in" fo:text-indent="-0.25in" fo:margin-left="1.84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57in" fo:text-indent="-0.25in" fo:margin-left="2.09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57in" fo:text-indent="-0.25in" fo:margin-left="2.34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57in" fo:text-indent="-0.25in" fo:margin-left="2.59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57in" fo:text-indent="-0.25in" fo:margin-left="2.845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SENIOR EXPERIENCE PROPOSAL</text:p>
      <text:p text:style-name="P22">Jordan Mark<text:span text:style-name="T24">s</text:span></text:p>
      <text:p text:style-name="P9"/>
      <text:p text:style-name="P10">PROBLEM STATEMENT</text:p>
      <text:p text:style-name="P26"/>
      <text:p text:style-name="P31"><text:span text:style-name="T1"><text:tab/>The goal of my senior experience is </text:span><text:span text:style-name="T2">t</text:span><text:span text:style-name="T6">o design and implement an Automated Theorem Prover (ATP). Automated Theorem Proving is a field of study at least as old as Computer Science itself, and converges two areas of knowledge I am interested in: computer science and mathematical logic. Because the problems of Automated Theorem Proving have not yet been “solved”, and there are logical impediments to the dream of a fully-automatic instant prover, there is no generally accepted formula for the design of an efficient and general ATP, and no universal algorithms for proving anything but conjectures in the most basic of logics. My attempt could therefore be a unique one even while building upon existing knowledge. It would be a great opportunity to apply my skills and learn more about the overlap between mathematical logic and computer science. And getting my computer to do my math homework for me is an exciting concept.</text:span></text:p>
      <text:p text:style-name="P32"/>
      <text:p text:style-name="P18">TECHNICAL BACKGROUND</text:p>
      <text:p text:style-name="P23"/>
      <text:p text:style-name="P12"><text:span text:style-name="T5"><text:tab/>An ATP is a computer program that attempts to construct a proof that a certain conjecture is or is not a consequence of a given set of premises. These premises must be supplied to the ATP expressed in a certain logic. Different ATPs use different logics, and are theoretically constricted to proving only truths expressible in the language they accept. There are three different logics I will be studying the use of ATPs with, presented here in order of increasing complexity. </text:span><text:span text:style-name="T3">(</text:span><text:span text:style-name="T4">For brevity, </text:span><text:span text:style-name="T3">I assum</text:span><text:span text:style-name="T4">e</text:span><text:span text:style-name="T3"> the reader is already familiar with what these different logics look like </text:span><text:span text:style-name="T4">in practice</text:span><text:span text:style-name="T3">.)</text:span></text:p>
      <text:p text:style-name="P12"/>
      <text:p text:style-name="P21">1. Propositional Logic.</text:p>
      <text:p text:style-name="P12"><text:tab/><text:span text:style-name="T16">Propositional logic is the most basic of all logics. It consists only of the logical connectives (AND, OR, NOT, IMPLIES ...), the statement letters A, B, C …, and the rules of deduction. </text:span></text:p>
      <text:p text:style-name="P12"><text:tab/><text:span text:style-name="T17">ATPs for propositional logic are already well-established and mostly automatic, and are known as boolean satisfiability solvers (SATs).</text:span></text:p>
      <text:p text:style-name="P12"/>
      <text:p text:style-name="P19">2. Predicate Logic <text:span text:style-name="T22">(First-Order Logic)</text:span></text:p>
      <text:p text:style-name="P3"><text:tab/><text:span text:style-name="T18">Predicate logic, or First-Order logic, extends PL. Statement letters are replaced with formulas whose truth may be dependent on the model or interpretation used, along with the universal and existential quantifiers. There are also additional rules of deduction unique to quantifiers. FOL deals with predicates, constants, variables, and functions, and the boolean connectives. Although FOL is undecidable, a subset of it is.</text:span></text:p>
      <text:p text:style-name="P7"><text:tab/></text:p>
      <text:p text:style-name="P20">3. Predicate Logic with Equality</text:p>
      <text:p text:style-name="P4"><text:tab/><text:span text:style-name="T22">FOL= is FOL with equality statements. Although equality can be described in predicate logic, it is much more convenient to treat equality as a unique feature in the language. Solvers for FOL= end up being much more complicated than solvers for FOL, and require human expertise in choosing representation and heuristics. The bulk of research in ATPs seems to be focused on these.</text:span></text:p>
      <text:p text:style-name="P4"/>
      <text:p text:style-name="P5"><text:tab/><text:span text:style-name="T19">There are a multitude of approaches to proof searching, but many FOL+ ATPs work by trying to construct proofs </text:span><text:span text:style-name="T8">reductio ad absurdum</text:span><text:span text:style-name="T19">. They take the conjecture as false and attempt to derive a contradiction. Each step of the proof is done via a combination of resolution</text:span><text:span text:style-name="T8"> </text:span><text:span text:style-name="T19">and search space heuristics</text:span><text:span text:style-name="T8">, </text:span><text:span text:style-name="T20">which require only that all statements are expressed in Conjunctive Normal Form (a conjunction of statements that are themselves disjunctions). (Luckily, it is a theorem that all statements </text:span><text:soft-page-break/><text:span text:style-name="T20">in FOL can be expressed in CNF.) </text:span></text:p>
      <text:p text:style-name="P5"/>
      <text:p text:style-name="P8">Resolution proceeds like this: the two statements</text:p>
      <text:p text:style-name="P2"><text:span text:style-name="T20">{A</text:span><text:span text:style-name="T21">1 </text:span><text:span text:style-name="T14">OR</text:span><text:span text:style-name="T21"> </text:span><text:span text:style-name="T14">A</text:span><text:span text:style-name="T21">2 </text:span><text:span text:style-name="T14">OR A</text:span><text:span text:style-name="T21">3 </text:span><text:span text:style-name="T14">OR ... OR B</text:span><text:span text:style-name="T20">}</text:span></text:p>
      <text:p text:style-name="P2"><text:span text:style-name="T20">{C</text:span><text:span text:style-name="T21">1 </text:span><text:span text:style-name="T14">OR</text:span><text:span text:style-name="T21"> </text:span><text:span text:style-name="T14">C</text:span><text:span text:style-name="T21">2 </text:span><text:span text:style-name="T14">OR C</text:span><text:span text:style-name="T21">3 </text:span><text:span text:style-name="T14">OR ... OR (NOT B)</text:span><text:span text:style-name="T20">}</text:span></text:p>
      <text:p text:style-name="P6">logically imply</text:p>
      <text:p text:style-name="P1"><text:tab/><text:span text:style-name="T20">{A</text:span><text:span text:style-name="T21">1 </text:span><text:span text:style-name="T14">OR</text:span><text:span text:style-name="T21"> </text:span><text:span text:style-name="T14">A</text:span><text:span text:style-name="T21">2 </text:span><text:span text:style-name="T14">OR A</text:span><text:span text:style-name="T21">3 </text:span><text:span text:style-name="T14">OR ... OR </text:span><text:span text:style-name="T20">C</text:span><text:span text:style-name="T21">1 </text:span><text:span text:style-name="T14">OR</text:span><text:span text:style-name="T21"> </text:span><text:span text:style-name="T14">C</text:span><text:span text:style-name="T21">2 </text:span><text:span text:style-name="T14">OR C</text:span><text:span text:style-name="T21">3 </text:span><text:span text:style-name="T14">OR ... }.</text:span></text:p>
      <text:p text:style-name="P6"><text:span text:style-name="T15">E</text:span><text:span text:style-name="T13">ach inference step of such an ATP proceeds in this way. All the rest are heuristics as to which terms to reduce when and which clauses to choose for resolution. </text:span></text:p>
      <text:p text:style-name="P11"/>
      <text:p text:style-name="P15">STATEMENT OF WORK</text:p>
      <text:p text:style-name="P24"/>
      <text:p text:style-name="P13"><text:tab/>There are a number of papers, and a book or two, that I must read to gain the requisite understanding of ATPs to attempt implementing one.<text:span text:style-name="T9"> I already have a good grasp of First-Order logic and the process of logical proof. I've taken both courses on mathematical logic offered here, as well as a tutorial, so I believe I will be able to begin studying automated theorem proving </text:span><text:span text:style-name="T7">itself</text:span><text:span text:style-name="T9"> quite soon, instead of spending a significant amount of time gaining the requisite background knowledge in mathematical logic and theory. Nonetheless, I will begin studying this Winter Break, because there is a lot to learn.</text:span></text:p>
      <text:p text:style-name="P14"><text:tab/><text:span text:style-name="T11">The book “First-Order Logic and Automated Theorem Proving”, by Melvin Fitting (2</text:span><text:span text:style-name="T12">nd</text:span><text:span text:style-name="T11"> ed., published by Springer) seems to be a well-regarded book that synthesizes most of the information I need. I also have a list of papers, most of which I ought to read, and other odd resources. It may also be worth my while to survey existing ATPs and use them. Many are open source. (E.g., “E”, “Prover9”).</text:span></text:p>
      <text:p text:style-name="P24"/>
      <text:p text:style-name="P16"><text:tab/>Because I have not yet done the research, I can't realistically predict how long it will take to design and implement an Automated Theorem Prover. It might be prudent to plan to implement a sequence of increasingly more complex systems, so that if some part of my work takes an unexpectedly long time, I can drop the furthest item in the sequence, if necessary, and take instead the previous item as the ultimate goal.</text:p>
      <text:p text:style-name="P34"/>
      <text:p text:style-name="P38">TESTING STRATEGY</text:p>
      <text:p text:style-name="P44"/>
      <text:p text:style-name="P41">The test of an ATP <text:span text:style-name="T23">is</text:span>, of course, whether it can validly prove <text:span text:style-name="T10">conjectures, from Socrates' mortality to the Four Colour Theorem. Although I would expect my ATP to be able to solve theorems more akin to the former, there should be a host of interesting (albeit not, obviously, new) things to prove with it, if it works. I could give it basic logical puzzles, homework from courses like Foundations of Algebra (after supplying it with axioms of mathematics), or homework from textbooks on mathematical logic. If adding the axioms of arithmetic or set theory (although the latter is apparently more at home in second-order logic) is not too much of a strain on the ATP, seeing if and how it could prove things like Cantor's Theorem or the irrationality of sqrt(2) would be interesting.</text:span></text:p>
      <text:p text:style-name="P41"><text:tab/><text:span text:style-name="T34">TPTP (</text:span><text:a xlink:type="simple" xlink:href="http://www.cs.miami.edu/~tptp/" text:style-name="Internet_20_link" text:visited-style-name="Visited_20_Internet_20_Link"><text:span text:style-name="T34">http://www.cs.miami.edu/~tptp/</text:span></text:a><text:span text:style-name="T34">) hosts “thousands of problems” with which to test FOL solvers.</text:span></text:p>
      <text:p text:style-name="P34"/>
      <text:p text:style-name="P34"/>
      <text:p text:style-name="P34"/>
      <text:p text:style-name="P34"/>
      <text:p text:style-name="P34"/>
      <text:p text:style-name="P34"/>
      <text:p text:style-name="P34"/>
      <text:p text:style-name="P17"><text:soft-page-break/>TIMELINE</text:p>
      <text:p text:style-name="P35"/>
      <text:p text:style-name="P37">Strict deadlines are indicated in bold. Except for the deadlines, take each bullet point here a general idea of what I will be working on around that time.</text:p>
      <text:p text:style-name="P37">Fitting's book is the only resource I am using as a guideline, and the only resource I'm giving specific reading deadlines for on the timeline.</text:p>
      <text:p text:style-name="P37"/>
      <text:p text:style-name="P43">Overall Goal</text:p>
      <text:p text:style-name="P39">In <text:span text:style-name="T34">~</text:span>1.5 months, I will have completed a sentential calculus solver.</text:p>
      <text:p text:style-name="P39">I will spend the rest of the time <text:span text:style-name="T35">(</text:span>exploring FOL solvers<text:span text:style-name="T35">)/(improving the solver with additional heuristics and increased efficiency.)</text:span></text:p>
      <text:p text:style-name="P36"><text:span text:style-name="T25"/></text:p>
      <text:p text:style-name="P52"><text:s text:c="4"/>JANUARY</text:p>
      <text:p text:style-name="P28"><text:span text:style-name="T30">(2) </text:span><text:span text:style-name="T28">12</text:span></text:p>
      <text:list xml:id="list3437177167724218771" text:style-name="L2">
        <text:list-item>
          <text:p text:style-name="P29"><text:span text:style-name="T31">Learn </text:span><text:span text:style-name="T33">some </text:span><text:span text:style-name="T31">beginner's</text:span><text:span text:style-name="T27"> Prolog so I can read Fitting.</text:span></text:p>
        </text:list-item>
        <text:list-item>
          <text:p text:style-name="P53"><text:span text:style-name="T26">Explore Weinstock's </text:span><text:span text:style-name="T30">recommendations</text:span><text:span text:style-name="T26">: inc TPTP for general ideas of the problem sets and syntax.</text:span></text:p>
        </text:list-item>
      </text:list>
      <text:p text:style-name="P55"><text:span text:style-name="T26"/></text:p>
      <text:p text:style-name="P47"><text:span text:style-name="T34">(3) </text:span>19</text:p>
      <text:list xml:id="list1115662034281334437" text:style-name="L9">
        <text:list-item>
          <text:p text:style-name="P50">Continue to learn Prolog.</text:p>
        </text:list-item>
      </text:list>
      <text:list xml:id="list7392358100445008826" text:style-name="L6">
        <text:list-item>
          <text:p text:style-name="P57"><text:span text:style-name="T27">Have decided on </text:span><text:span text:style-name="T32">implemenattion</text:span><text:span text:style-name="T27"> technology (prolog? LISP?)</text:span></text:p>
        </text:list-item>
      </text:list>
      <text:p text:style-name="P30"><text:span text:style-name="T27"/></text:p>
      <text:p text:style-name="P46"><text:span text:style-name="T34">(4) </text:span>2<text:span text:style-name="T34">6</text:span></text:p>
      <text:list xml:id="list7262092801043703373" text:style-name="L5">
        <text:list-item>
          <text:p text:style-name="P56"><text:span text:style-name="T27">Have read through p76 of Fitting (end of §3, Resolution and Tableaux).</text:span></text:p>
        </text:list-item>
        <text:list-item>
          <text:p text:style-name="P54"><text:span text:style-name="T26">Have </text:span><text:span text:style-name="T32">implemented a number of lower-level components of the Sentential Calculus ATP, such as CNF conversion, connective simplification, internal representation, etc.</text:span></text:p>
        </text:list-item>
      </text:list>
      <text:p text:style-name="P55"><text:span text:style-name="T26"/></text:p>
      <text:p text:style-name="P52"><text:s text:c="4"/>FEBRUARY</text:p>
      <text:p text:style-name="P45"><text:span text:style-name="T34">(5) </text:span>2</text:p>
      <text:p text:style-name="P45"/>
      <text:p text:style-name="P48"><text:span text:style-name="T34">(6) </text:span>9</text:p>
      <text:list xml:id="list7155806606264680473" text:style-name="L7">
        <text:list-item>
          <text:p text:style-name="P58"><text:span text:style-name="T29">C</text:span><text:span text:style-name="T26">ompleted the Sentential Calculus ATP.</text:span></text:p>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8T23:08:02.889000000</meta:creation-date>
    <dc:date>2016-01-05T14:05:04.746000000</dc:date>
    <meta:editing-duration>PT3H30M17S</meta:editing-duration>
    <meta:editing-cycles>105</meta:editing-cycles>
    <meta:generator>LibreOffice/5.0.3.2$Windows_X86_64 LibreOffice_project/e5f16313668ac592c1bfb310f4390624e3dbfb75</meta:generator>
    <meta:document-statistic meta:table-count="0" meta:image-count="0" meta:object-count="0" meta:page-count="4" meta:paragraph-count="48" meta:word-count="1185" meta:character-count="7082" meta:non-whitespace-character-count="5927"/>
  </office:meta>
</office:document-meta>
</file>